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8856" calcext:value-type="float">
            <text:p>109.7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3568" calcext:value-type="float">
            <text:p>107.0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3592" calcext:value-type="float">
            <text:p>106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3464" calcext:value-type="float">
            <text:p>99.3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1048" calcext:value-type="float">
            <text:p>94.4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5648" calcext:value-type="float">
            <text:p>93.1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703</text:p>
          </table:table-cell>
          <table:table-cell office:value-type="string" calcext:value-type="string">
            <text:p>TWDB:1036703</text:p>
          </table:table-cell>
          <table:table-cell office:value-type="string" calcext:value-type="string">
            <text:p>199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